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svg:stroke-linecap="butt"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1" svg:stroke-width="0cm" draw:stroke-linejoin="none" svg:stroke-linecap="butt" draw:fill="solid" draw:fill-color="#2a6099" draw:opacity="100%" draw:opacity-name="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1" svg:stroke-width="0cm" draw:stroke-linejoin="none" svg:stroke-linecap="butt" draw:fill="solid" draw:fill-color="#383d3c" draw:opacity="100%" draw:opacity-name="" draw:textarea-horizontal-align="center" draw:textarea-vertical-align="middle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 draw:fill-color="#2a6099" draw:opacity="100%"/>
      <style:paragraph-properties fo:text-align="center"/>
    </style:style>
    <style:style style:name="P3" style:family="paragraph">
      <loext:graphic-properties draw:fill="solid" draw:fill-color="#383d3c" draw:opacity="100%"/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text-style-name="P1" draw:layer="layout" svg:width="0.035cm" svg:height="0.026cm" svg:x="4.794cm" svg:y="3.858cm" svg:viewBox="0 0 36 27" svg:d="M33 24c4-4 5-24 1-24-1 0-9 3-18 6-21 9-21 21-1 21 9 0 17-1 18-3z">
          <text:p/>
        </draw:path>
        <draw:path draw:style-name="gr1" draw:text-style-name="P1" draw:layer="layout" svg:width="0.067cm" svg:height="0.037cm" svg:x="4.777cm" svg:y="3.815cm" svg:viewBox="0 0 68 38" svg:d="M37 32c10-3 18-6 18-8s3-4 6-4c7 0 10-16 4-20-5-3-51 10-59 16-3 3-6 9-6 13 0 10 10 11 37 3z">
          <text:p/>
        </draw:path>
        <draw:path draw:style-name="gr1" draw:text-style-name="P1" draw:layer="layout" svg:width="0.118cm" svg:height="0.051cm" svg:x="4.754cm" svg:y="3.764cm" svg:viewBox="0 0 119 52" svg:d="M50 41c17-6 33-12 37-13 17-3 32-12 32-18 0-12-12-13-47-3-63 19-72 24-72 37 0 12 14 11 50-3z">
          <text:p/>
        </draw:path>
        <draw:path draw:style-name="gr1" draw:text-style-name="P1" draw:layer="layout" svg:width="0.149cm" svg:height="0.062cm" svg:x="4.734cm" svg:y="3.722cm" svg:viewBox="0 0 150 63" svg:d="M25 58c10-2 22-6 27-8 39-17 71-27 82-24 6 2 16-12 16-21 0-18-112 13-142 39-8 7-11 19-5 19 3-1 12-3 22-5z">
          <text:p/>
        </draw:path>
        <draw:path draw:style-name="gr1" draw:text-style-name="P1" draw:layer="layout" svg:width="0.193cm" svg:height="0.066cm" svg:x="4.711cm" svg:y="3.68cm" svg:viewBox="0 0 194 67" svg:d="M21 63c12-5 38-12 52-14 18-3 68-18 76-22 4-2 14-4 21-4 13 0 20-5 24-18 5-13-84 4-126 23-5 3-22 8-38 13-23 6-30 10-30 16 0 11 6 13 21 6z">
          <text:p/>
        </draw:path>
        <draw:path draw:style-name="gr1" draw:text-style-name="P1" draw:layer="layout" svg:width="0.233cm" svg:height="0.075cm" svg:x="4.688cm" svg:y="3.64cm" svg:viewBox="0 0 234 76" svg:d="M35 70c49-16 63-20 88-25 15-3 28-7 30-9 3-4 43-14 57-14 11 0 24-10 24-19 0-6-45-1-81 10-19 6-45 13-57 16-91 25-100 28-95 42 3 7 7 7 34-1z">
          <text:p/>
        </draw:path>
        <draw:path draw:style-name="gr1" draw:text-style-name="P1" draw:layer="layout" svg:width="0.272cm" svg:height="0.084cm" svg:x="4.667cm" svg:y="3.596cm" svg:viewBox="0 0 273 85" svg:d="M25 82c6-5 33-14 52-16 9-2 44-10 78-19 33-9 71-18 84-21 25-5 34-11 34-21 0-9-40-4-84 10-20 7-49 15-66 18-16 4-41 10-55 14-13 4-34 10-47 12-18 4-21 7-21 16 0 8 2 10 11 10 5 0 12-1 14-3z">
          <text:p/>
        </draw:path>
        <draw:path draw:style-name="gr1" draw:text-style-name="P1" draw:layer="layout" svg:width="0.287cm" svg:height="0.094cm" svg:x="4.65cm" svg:y="3.555cm" svg:viewBox="0 0 288 95" svg:d="M35 90c12-3 25-8 30-10s23-7 40-12c18-4 37-10 43-13 7-3 24-8 37-11 40-7 100-21 103-24 0-2 0-7-1-12-2-7-5-9-10-7-6 2-26 7-47 11-22 5-44 11-48 13-5 3-24 8-43 12-18 4-42 11-54 15-22 7-33 10-61 13-22 3-27 7-23 19 4 13 11 14 34 6z">
          <text:p/>
        </draw:path>
        <draw:path draw:style-name="gr1" draw:text-style-name="P1" draw:layer="layout" svg:width="0.185cm" svg:height="0.07cm" svg:x="4.632cm" svg:y="3.546cm" svg:viewBox="0 0 186 71" svg:d="M36 68c3-2 14-6 25-9 12-3 27-8 34-11 8-2 19-5 24-6 6-2 11-5 11-6 0-2 5-5 12-6 37-7 44-11 44-19 0-13-14-14-39-3-11 5-27 10-36 11-21 5-105 31-110 35-1 2-1 6 0 10 3 8 28 11 35 4z">
          <text:p/>
        </draw:path>
        <draw:path draw:style-name="gr1" draw:text-style-name="P1" draw:layer="layout" svg:width="0.07cm" svg:height="0.034cm" svg:x="4.61cm" svg:y="3.54cm" svg:viewBox="0 0 71 35" svg:d="M34 30c30-8 37-12 37-22 0-5-3-8-11-8-6 0-13 2-14 4-2 3-5 4-7 3-2-2-5-1-7 2-1 2-8 4-16 4-14 0-19 5-15 16 3 8 5 8 33 1z">
          <text:p/>
        </draw:path>
        <draw:path draw:style-name="gr1" draw:text-style-name="P1" draw:layer="layout" svg:width="0.761cm" svg:height="0.751cm" svg:x="3.919cm" svg:y="2.518cm" svg:viewBox="0 0 762 752" svg:d="M616 747c5-4 16-13 23-20 16-15 36-31 55-46s49-46 60-63c10-18 10-39 0-43-29-12-78-23-131-29-17-3-48-9-68-15-20-5-48-12-63-14-15-3-29-6-30-8s-15-5-32-7c-16-1-30-4-32-6-1-2-4-10-5-18-4-17-1-18 36-9 13 3 24 8 24 11 2 12 2 15 5 18 3 2 4-2 4-10 0-12 1-12 17-9 9 1 20 2 23 2s5 4 5 7c0 8 7 9 11 3 2-2 15-1 30 1 28 4 30 6 28 27-1 13 8 9 11-5 2-11 4-12 18-11 20 3 35-2 25-7-4-3-14-5-24-7-13-3-17-6-17-12 0-5-2-9-4-9-3 0-5 3-5 7 0 6-4 7-24 5-37-4-39-6-39-26s4-22 31-16c26 6 33 10 29 19-1 3 0 6 3 6 2 0 5-3 5-7 0-6 3-7 16-4 10 1 23 2 29 2 9 0 10 2 8 14-2 18 4 22 8 4 1-9 5-13 11-13 12 0 12-7 1-13s-14-44-3-40c4 1 14 3 21 3 10 0 13 2 13 10s1 8 6 4c3-3 5-15 4-30l-1-25h18c12 0 18-2 16-5-1-2-8-4-16-4-14 0-22-10-19-22 1-6 7-7 26-6 15 1 25 0 25-3 0-6-11-10-30-10-13 0-16-2-20-11-5-13-13-15-13-3 0 6-4 7-25 6-18-2-25-4-26-8-1-13-2-15-5-18-2-2-16-5-32-5-27-2-43-11-37-20 3-6-18-14-36-14s-23-4-14-11c7-5 7-6 0-21-4-9-11-20-16-25-4-5-9-14-11-20-1-6-6-16-12-21-5-6-9-12-9-15 0-2-3-6-6-8s-16-18-28-35c-11-18-23-33-25-34-1-2-6-8-11-16-14-22-31-39-41-39-9 0-43 28-43 35 0 2-11 15-23 29-13 13-24 30-26 36-1 6-5 16-9 22-3 7-6 17-6 22 0 11 23 48 35 57 5 3 14 14 21 23 13 18 10 21-11 11-6-3-14-5-19-4-8 1-15 14-8 14 3 0 5 4 5 9s-4 7-19 7c-19 0-20 1-21 15-2 14-3 15-12 13-24-7-33-8-45-3-13 5-14 10-5 33 2 7 0 7-21 0-13-3-26-5-29-4-8 3-10 17-4 17 5 0 15 20 15 27 0 8-23 4-32-5-11-11-11-11-22-1-11 9-12 15-3 15 6 0 12 9 12 19 0 2-8 4-16 4-13 0-17-3-23-14-6-12-9-13-14-9-4 3-6 9-6 12 0 4-4 6-10 5-7-1-11 2-12 7s1 8 7 8c12 0 35 19 31 26-2 3-6 6-10 6s-6 1-6 3c0 6 31 20 36 17 9-5 40 7 43 16 4 11 14 9 13-2-1-8 3-9 25-4 9 1 14 5 15 12 1 5 4 10 7 11 5 1 6-1 5-7-2-11-1-12 19-8 14 3 18 6 22 19l4 16-16-2c-8 0-16-2-17-4-3-5-47-5-47 0 0 8 12 13 54 21 54 9 91 20 91 25 0 3 3 5 7 5 3 0 6-2 6-4 0-3 7-2 16 0 14 5 16 7 16 19v15l-22-2c-14-2-23-1-23 2 0 7 11 10 30 10 8 0 15 2 15 4 0 3 62 16 77 16 4 0 17 1 29 5 18 4 21 6 21 15 0 10-2 10-21 10-21 1-21 1-10 7 6 4 16 7 23 7 8 0 13 3 15 10 3 9 3 10 7 3 4-6 9-7 24-5 16 2 23 6 45 30 15 15 26 30 27 32 0 7 23 24 36 28 7 1 15-1 22-5zM462 633c0-13 2-13 18 2l13 13-16-2c-12-2-15-4-15-13zM408 597c-10-2-12-9-6-19 5-7 32 0 38 9 10 16 3 18-32 10zM347 588c-15-3-17-4-17-19s0-15 17-13c27 5 41 12 44 21 1 4 1 9-1 11-3 3-21 3-43 0zM331 514c-1-15-1-15 14-12 31 6 39 11 41 27l2 15-28-8c-26-6-27-8-29-22zM290 520c-7-2-10-6-10-19 0-8 1-15 2-15 8 0 30 11 30 15 0 3 2 10 3 16 3 12 4 11-25 3zM224 503c-4-5-7-14-7-18 0-7 3-8 19-5 29 4 31 5 31 20 0 12-1 13-18 13-14 0-20-2-25-10zM336 486c-9-4-19-24-13-30 1-2 13-1 26 1 21 2 24 5 29 18 4 8 7 16 7 18 0 3-34-2-49-7zM477 462c-18-5-19-6-19-20 0-15 0-15 17-15 29 0 32 3 32 26 0 14-1 19-5 18-3-2-15-5-25-9zM281 467c-3-3-5-9-5-13 0-5 3-7 16-5 8 1 16 3 16 5 0 3 1 7 2 11 3 6 0 7-10 7-7 0-16-2-19-5zM227 452c-22-5-17-11 8-11 20 0 23 1 23 9 0 7-3 9-8 7-5-1-15-3-23-5zM391 450c-3 0-6-8-7-17l-2-16 30 4c31 3 36 6 36 24 0 10 0 10-26 8-14-2-28-3-31-3zM164 439c-2-2-2-4-1-7 3-6 31 4 31 11 0 5-3 5-14 2-8-2-15-5-16-6zM339 442c-14-2-17-5-19-15-1-10 0-14 8-15 16-5 29 1 34 16 2 8 5 15 5 15 0 3-9 3-28-1zM603 436c-17-5-30-8-66-13-21-3-23-4-25-18-4-18-1-20 35-17l26 1 2 17c1 20 10 22 10 3 0-12 1-14 13-14 7 0 19 2 27 3 11 2 14 5 15 21 1 9 1 18 0 20-4 3-21 2-37-3zM106 431c-2-8 0-9 12-8 10 1 15 4 16 10 2 12-24 11-28-2zM61 429c-12-11-10-22 2-18 6 1 14 2 16 2 3 0 6 4 6 9s3 10 6 11-1 3-9 3-18-3-21-7zM278 427c-9 0-11-2-11-12 0-12 2-13 15-14 15-1 16 0 17 15 2 12 1 15-4 13-3-1-11-2-17-2zM208 414c-9-17-6-20 16-17 21 2 29 8 29 20 0 4-7 5-20 5-16 0-22-2-25-8zM474 413c-15-4-16-6-16-21s0-15 16-13c27 5 28 5 30 23s-1 19-30 11zM163 410c-13-3-14-24 0-24 16 0 27 9 27 21 0 10-2 11-9 9-4-2-12-5-18-6zM396 400c-19 0-20-1-20-12v-13l32 1 31 2v15c0 15 0 15-11 11-7-2-21-4-32-4zM109 397c-11-3-15-20-5-20 16 1 26 6 28 16 2 12 3 12-23 4zM652 391c-5-3-8-10-8-16 0-11 2-12 19-12 24 0 27 4 29 20 0 11-2 12-16 12-8 0-19-2-24-4zM325 391c-11 0-13-2-13-12 0-11 1-12 17-9 22 4 24 6 24 17 0 6-2 8-7 6-4-1-13-2-21-2zM587 379c-4-4-7-11-7-16 0-10 12-11 41-6 11 3 14 5 14 16 0 13-1 13-20 13-14 0-24-3-28-7zM263 372c-1-12-1-13 14-10 17 3 15 1 19 14 3 10 2 11-14 9-15-1-17-3-19-13zM521 373c-8-2-12-7-13-15-1-13-1-13 21-10 30 4 40 9 43 20 3 8 1 9-18 9-12-1-27-2-33-4zM200 372c-4-4-6-9-6-14 0-6 3-7 17-6 9 1 19 2 20 2 5 0 18 14 18 19 0 6-43 5-49-1zM458 364c0-2-2-7-3-11-2-6 1-8 16-8 10 0 18 2 18 4 0 3 2 8 3 12 2 6-1 7-16 7-10 0-18-2-18-4zM143 364c-5-1-4-28 0-28 10 0 28 12 33 22 4 10 4 10-13 8-9-1-18-2-20-2zM369 353c0 0 0-6 2-12l3-11 9 9c11 11 24 16 30 12 10-6 17-5 17 3 0 7-3 8-30 4-17-2-31-4-31-5zM638 342c-5-5-8-5-8-2 0 8-49 4-55-4-8-14-4-18 20-18 15 0 26 3 31 8 5 4 9 5 9 2 0-4 9-5 24-5 26 0 30 3 30 23 0 8-2 9-22 6-11-2-25-6-29-10zM317 347c-11-2-14-5-14-14 0-11 1-11 15-8 8 2 17 3 20 3s6 5 7 11c3 12-2 13-28 8zM520 338c-14-3-17-5-17-14 0-11 1-11 24-9 30 3 40 7 40 17s-15 11-47 6zM256 333c-6-14-3-18 9-16 13 2 24 12 24 20 0 7-30 4-33-4zM203 332c-18 0-18-1-17-15 1-16 2-16 31-9 13 3 16 6 17 16 1 11 0 13-6 10-4-1-16-2-25-2zM450 326c-1-1 3-6 8-10 10-10 20-7 24 6 2 9 0 10-14 8-9-2-17-3-18-4zM572 304c-12-12-6-18 14-15 39 6 48 20 13 20-12 0-24-2-27-5zM508 300c-10 2-14-1-14-9s3-9 26-9c24 0 27 1 32 11 6 14 4 15-20 11-11-2-22-4-24-4zM300 301c-1-3-2-7-1-8 4-3 36 8 36 12 0 7-33 3-35-4zM247 289c-3-4-3-8-2-10 5-5 28 4 30 12 2 9-22 8-28-2zM289 263c0-6 18-4 32 3 8 4 14 8 14 8 0 1-11 0-23-3-13-2-23-7-23-8zM512 268c-23 0-30-6-14-10 11-3 41 4 48 11 3 4 2 4-4 2-4-2-18-3-30-3z">
          <text:p/>
        </draw:path>
        <draw:path draw:style-name="gr1" draw:text-style-name="P1" draw:layer="layout" svg:width="0.461cm" svg:height="0.438cm" svg:x="2.367cm" svg:y="2.401cm" svg:viewBox="0 0 462 439" svg:d="M194 435c0-2 5-5 10-5 13 0 92-39 111-54 5-4 20-13 33-20 26-14 75-49 85-62 8-8 4-71-5-97-4-11-5-19-2-20 2-1 4-4 4-8s4-10 9-14c12-10 12-22 0-34-5-5-8-11-6-12 1-2 4 0 5 3 1 2 7 5 13 5 16 0 15-20-2-30-7-4-17-11-25-16-7-5-19-9-28-10s-21-6-26-11c-13-12-54-24-98-28-19-2-58-8-87-13-29-6-59-9-66-9-14 1-29 16-29 28 0 4-3 7-5 7-3 0-5 4-5 8s-10 22-22 41c-13 19-23 36-23 38s-2 8-4 12c-2 5-8 16-12 26-5 10-10 19-12 20s-5 8-6 17c-4 20 9 45 40 79 37 41 40 46 53 65 6 10 18 25 26 33 19 22 24 28 24 35 1 14 50 40 50 26zM389 85c0-5 17 3 21 9 2 3-3 3-9 0s-12-7-12-9z">
          <text:p/>
        </draw:path>
        <draw:path draw:style-name="gr1" draw:text-style-name="P1" draw:layer="layout" svg:width="0.606cm" svg:height="0.444cm" svg:x="3.165cm" svg:y="2.349cm" svg:viewBox="0 0 607 445" svg:d="M597 439c16-11 13-27-9-51-12-12-29-30-38-42-10-11-24-27-35-36-9-9-38-36-63-61-32-32-40-42-27-34 9 6 20 13 23 15 3 3 9 8 12 11 8 7 20 4 20-4 0-2-9-8-20-14-11-5-22-12-25-16-3-3-9-6-13-6-5 0-10-2-11-4 0-5-69-46-75-46-2 0-5-1-5-3-3-4-43-24-133-67-89-42-143-70-153-78-8-7-20-1-17 8 2 3 17 12 34 19 26 11 153 71 180 86 5 2 36 18 69 35 34 17 63 33 66 35 8 5-20 20-32 17-6-2-12-4-14-6-1-2-17-10-34-18-44-21-55-26-81-35-13-5-50-22-82-38-33-17-63-32-68-34-5-1-20-9-32-16-25-15-34-17-34-7 0 4 21 17 58 34 88 42 99 47 100 51 1 2 5 3 9 3 3 0 12 3 18 7 7 3 18 8 24 11 6 2 19 7 27 11 10 5 19 8 20 8 5 0 68 31 77 38 7 6 7 8 3 14-6 7-25 9-28 4-3-6-179-90-238-114-15-6-30-13-35-15-11-6-21-5-21 2 0 6 11 12 36 19 13 4 55 23 102 45 16 9 33 16 36 16 4 0 19 7 35 16 15 8 29 16 32 16 1 0 10 3 17 8 6 4 19 11 26 14 16 7 18 8 9 19-12 16-26 17-48 3-11-7-23-13-26-13s-7-3-10-6c-4-5-7-6-10-5 0 1-7-2-15-6-8-5-25-13-39-19-41-16-92-41-108-53-17-13-22-13-25-1-1 5-1 8 1 6 3-1 5 0 7 3 1 2 12 9 24 14 31 13 76 34 108 49 45 22 69 32 73 32s6 2 6 4 7 6 16 10c18 7 18 9 6 18-11 8-14 7-67-19-110-53-125-61-126-64-1-2-5-3-9-3-3 0-6-2-6-5 0-2-4-3-9-1-15 4-10 12 14 23 14 6 30 13 38 17 7 4 16 6 19 6s6 3 6 5c0 3 4 4 8 4 5 0 10 2 13 5 4 3 26 13 85 38 6 3 12 7 12 8 0 3-12 18-15 18-1 0-23-10-51-21-27-12-55-23-61-24s-20-7-31-13c-25-13-28-13-28 1 0 8 2 11 10 11 11 1 52 13 77 24 8 4 23 10 33 14 37 16 39 18 34 24-7 8-20 6-54-10-14-6-29-13-34-16-5-1-15-5-22-8-10-4-13-4-15 2-4 8 1 16 11 16 4 0 27 7 51 17l44 17-18 19c-16 17-18 21-16 39l1 19 111 1c62 0 130 2 153 3 114 8 162 8 172 0z">
          <text:p/>
        </draw:path>
        <draw:path draw:style-name="gr1" draw:text-style-name="P1" draw:layer="layout" svg:width="0.426cm" svg:height="0.244cm" svg:x="3.237cm" svg:y="2.318cm" svg:viewBox="0 0 427 245" svg:d="M427 239c0-3-4-7-9-8-12-4-33-19-44-29-6-6-11-11-12-11-2 0-17-9-34-20-17-12-33-21-35-21s-12-6-23-13c-11-8-25-15-31-17-7-1-12-4-12-7s-102-54-123-60c-6-2-12-5-14-7-1-2-19-11-39-21-21-9-38-19-38-21s-3-4-7-4c-10 0-8 16 4 22 6 2 26 12 44 21 19 8 44 20 57 26 41 17 132 64 163 84 10 6 24 14 31 17s13 7 13 8c0 2 2 4 5 4s25 15 48 32c41 31 56 38 56 25z">
          <text:p/>
        </draw:path>
        <draw:path draw:style-name="gr1" draw:text-style-name="P1" draw:layer="layout" svg:width="0.402cm" svg:height="0.226cm" svg:x="3.27cm" svg:y="2.296cm" svg:viewBox="0 0 403 227" svg:d="M403 222c-1-3-22-16-47-28-25-14-46-25-48-26-5-6-41-28-45-28-2 0-5-1-6-3-2-6-80-51-154-88-36-19-71-37-77-42-12-9-27-10-26-1 0 2 21 16 46 28s60 30 77 39 31 15 31 14c0-2 2-1 3 1 2 3 12 9 22 14 10 4 28 15 39 23 12 9 22 15 24 15 1 0 17 10 34 21 18 11 34 20 35 20s14 8 27 16c14 9 27 16 29 16s6 3 9 7c7 8 29 9 27 2z">
          <text:p/>
        </draw:path>
        <draw:path draw:style-name="gr1" draw:text-style-name="P1" draw:layer="layout" svg:width="0.083cm" svg:height="0.057cm" svg:x="2.757cm" svg:y="2.428cm" svg:viewBox="0 0 84 58" svg:d="M81 49c7-13 1-19-34-36-32-15-42-17-46-7-4 9 5 19 20 23 6 1 20 9 31 16 23 16 23 16 29 4z">
          <text:p/>
        </draw:path>
        <draw:path draw:style-name="gr1" draw:text-style-name="P1" draw:layer="layout" svg:width="0.367cm" svg:height="0.216cm" svg:x="3.319cm" svg:y="2.265cm" svg:viewBox="0 0 368 217" svg:d="M368 213c0-4-41-32-47-32-2 0-6-3-10-7-6-7-205-121-227-131-7-3-17-9-21-12-13-12-58-34-61-31-7 8 6 18 54 42 28 14 53 28 55 30 3 2 8 4 13 4 4 0 8 2 8 4s12 11 26 18c15 9 33 19 40 23 8 5 24 14 34 20 11 5 25 14 32 17 90 57 104 65 104 55z">
          <text:p/>
        </draw:path>
        <draw:path draw:style-name="gr1" draw:text-style-name="P1" draw:layer="layout" svg:width="0.081cm" svg:height="0.048cm" svg:x="2.779cm" svg:y="2.396cm" svg:viewBox="0 0 82 49" svg:d="M74 45c14-8 9-16-19-31-31-17-55-19-55-6 0 6 7 12 22 18 12 5 25 13 28 17 6 7 13 8 24 2z">
          <text:p/>
        </draw:path>
        <draw:path draw:style-name="gr1" draw:text-style-name="P1" draw:layer="layout" svg:width="0.289cm" svg:height="0.175cm" svg:x="3.365cm" svg:y="2.247cm" svg:viewBox="0 0 290 176" svg:d="M290 170c-3-6-31-25-56-37-8-4-28-16-46-28-17-11-35-21-38-23-16-7-104-58-122-70-21-15-28-16-28-5 0 7 22 24 33 24 2 0 15 6 27 15 13 8 29 17 35 20 6 4 18 10 27 15 43 24 99 56 100 59 4 3 19 13 28 16 3 2 12 7 19 12 13 9 23 11 21 2z">
          <text:p/>
        </draw:path>
        <draw:path draw:style-name="gr1" draw:text-style-name="P1" draw:layer="layout" svg:width="0.016cm" svg:height="0.016cm" svg:x="2.207cm" svg:y="2.401cm" svg:viewBox="0 0 17 17" svg:d="M17 10c-1-5-5-9-10-10-6-1-8 1-6 6 1 5 5 9 10 10 6 2 7 0 6-6z">
          <text:p/>
        </draw:path>
        <draw:path draw:style-name="gr1" draw:text-style-name="P1" draw:layer="layout" svg:width="0.076cm" svg:height="0.051cm" svg:x="2.788cm" svg:y="2.359cm" svg:viewBox="0 0 77 52" svg:d="M69 52c9-3 11-14 4-24-4-7-53-28-65-28-6 0-8 4-8 12s2 11 9 11c4 0 9 3 11 7 1 3 6 7 11 7s11 1 12 4c5 7 17 12 26 11z">
          <text:p/>
        </draw:path>
        <draw:path draw:style-name="gr1" draw:text-style-name="P1" draw:layer="layout" svg:width="0.037cm" svg:height="0.026cm" svg:x="2.222cm" svg:y="2.357cm" svg:viewBox="0 0 38 27" svg:d="M35 26c5-3 5-5-1-10-10-10-26-18-31-15-6 4-3 9 13 20 8 5 15 8 19 5z">
          <text:p/>
        </draw:path>
        <draw:path draw:style-name="gr1" draw:text-style-name="P1" draw:layer="layout" svg:width="0.135cm" svg:height="0.073cm" svg:x="2.747cm" svg:y="2.303cm" svg:viewBox="0 0 136 74" svg:d="M135 68c5-13-4-23-29-30-29-10-38-14-51-23-24-16-55-20-55-8 0 7 12 17 20 17 4 0 7 3 7 5 0 3 3 5 6 5s18 6 33 13 30 14 33 14c2 0 6 2 7 4 0 2 6 6 13 7 10 3 13 2 16-4z">
          <text:p/>
        </draw:path>
        <draw:path draw:style-name="gr1" draw:text-style-name="P1" draw:layer="layout" svg:width="0.198cm" svg:height="0.129cm" svg:x="3.419cm" svg:y="2.237cm" svg:viewBox="0 0 199 130" svg:d="M198 126c2-2 1-6-1-9-5-5-49-31-72-42-10-5-19-11-19-13-1-2-4-3-6-3-3 0-19-10-73-49-15-11-27-13-27-6 0 2 25 21 56 41s58 38 61 41c3 2 7 4 10 4 1 0 17 10 34 21 34 23 33 22 37 15z">
          <text:p/>
        </draw:path>
        <draw:path draw:style-name="gr1" draw:text-style-name="P1" draw:layer="layout" svg:width="0.275cm" svg:height="0.184cm" svg:x="2.62cm" svg:y="2.155cm" svg:viewBox="0 0 276 185" svg:d="M273 177c0-14-5-23-14-23-4 0-18-7-32-16-14-8-23-15-22-15 7 0 29 11 39 19 12 11 30 9 32-4 2-11-8-20-21-21-6-1-10-2-10-4 0-1-8-6-19-11-11-4-27-14-37-20-17-11-51-28-135-68-16-8-33-14-36-14-8 0-18 9-18 16 0 5 25 20 35 20 3 0 10 2 14 4 4 3 34 18 66 33s63 32 68 37 7 8 5 7c-34-16-57-26-70-29-8-1-18-5-21-7-6-5-24-1-24 5 0 10 24 28 51 37 15 5 32 14 36 19 5 4 12 8 15 8 4 0 24 8 45 18 42 20 53 22 53 9z">
          <text:p/>
        </draw:path>
        <draw:path draw:style-name="gr1" draw:text-style-name="P1" draw:layer="layout" svg:width="0.054cm" svg:height="0.035cm" svg:x="2.233cm" svg:y="2.305cm" svg:viewBox="0 0 55 36" svg:d="M55 35c0-9-38-35-50-35-11 0-4 13 11 20 9 4 17 9 18 12 3 4 21 6 21 3z">
          <text:p/>
        </draw:path>
        <draw:path draw:style-name="gr1" draw:text-style-name="P1" draw:layer="layout" svg:width="0.062cm" svg:height="0.039cm" svg:x="2.257cm" svg:y="2.27cm" svg:viewBox="0 0 63 40" svg:d="M60 37c7-6 2-10-26-23-33-16-34-17-34-8 0 3 5 8 12 11 7 2 17 8 23 14 10 9 20 12 25 6z">
          <text:p/>
        </draw:path>
        <draw:path draw:style-name="gr1" draw:text-style-name="P1" draw:layer="layout" svg:width="0.085cm" svg:height="0.058cm" svg:x="3.451cm" svg:y="2.224cm" svg:viewBox="0 0 86 59" svg:d="M86 55c0-3-3-5-6-5-4 0-7-2-7-4s-9-8-20-14c-10-6-25-16-33-21-17-13-20-14-20-3 0 7 23 24 32 25 1 0 11 6 21 13 19 13 33 17 33 9z">
          <text:p/>
        </draw:path>
        <draw:path draw:style-name="gr1" draw:text-style-name="P1" draw:layer="layout" svg:width="1.155cm" svg:height="0.55cm" svg:x="1.078cm" svg:y="1.73cm" svg:viewBox="0 0 1156 551" svg:d="M545 550c5-1 30-3 55-6 25-2 50-5 57-6 6-1 36-4 68-8 31-2 76-8 100-11 24-4 52-7 63-7 19 0 19 0 17-14-1-12 1-16 7-17 8-1 19-9 35-24 4-3 19-10 33-15 17-5 26-11 28-16 1-8 4-8 17-4 8 3 19 6 23 7 6 2 8-1 9-13 1-11 4-15 11-16s11-6 13-15c1-11 4-14 10-12 5 2 14 3 21 5 7 1 16 3 21 5 7 2 9 1 9-7 0-5 4-11 7-15 5-5 7-15 7-27l-1-20-28-5c-15-3-40-7-55-8-15-2-31-4-36-5-5-2-20-4-32-6-64-11-90-15-127-21-23-3-53-8-68-11-15-2-38-6-50-9-13-2-23-6-24-8-3-8-25-36-53-66-12-15-25-29-26-32-2-4-11-14-21-24-9-10-21-24-26-31s-12-15-15-18-6-9-6-12c1-3 3-3 7 3 7 9 27 32 48 56 6 7 17 21 25 30 7 9 20 23 28 32 7 8 22 24 32 36s20 20 23 18c9-5 6-15-9-31-22-23-54-61-54-64s-5-9-39-45c-7-7-11-12-10-14 3-4 64 63 87 94 15 21 31 36 35 32 2-2 5-8 7-14 2-8 1-10-4-10-4 0-9-5-13-10-2-6-12-18-21-27-24-22-66-72-63-75 1-1 16 14 33 33s38 41 46 48c8 8 15 17 15 20 0 4 3 6 6 6 7 0 19-32 15-41-2-5-3-3-6 4-2 10-6 6-50-38-25-26-48-52-49-57-2-5-6-9-10-8-6 2-8 6-7 19 0 12-1 13-4 6-3-3-7-6-10-6s-11-8-18-17c-12-14-31-22-31-11 0 3-8-1-18-12-10-8-20-15-22-15-8 0-11 13-5 21 4 3 4 6 1 6-10 0-5 14 13 37 10 14 21 29 26 35s26 33 47 59 41 52 45 56c3 5 10 12 13 16 22 24 32 38 29 44-4 9-17-1-33-26-7-10-15-23-19-26-4-4-11-15-15-23-5-9-11-18-14-20-4-1-7-5-7-7 0-5-9-18-25-34-5-6-15-19-22-28-7-10-16-21-19-25-3-3-12-13-19-21-9-12-15-14-21-14-7 3-7 5-1 17 4 8 13 20 22 28 34 36 93 116 88 121-4 3-15-9-39-42-55-80-74-99-84-96-8 3-9 15-1 20 3 1 11 11 19 21 7 10 16 21 19 23 6 5 35 45 61 84 21 32 24 37 29 43 15 16 30 39 30 45 0 4 2 8 4 8 3 0 5 2 5 4 0 8-15 5-22-4-10-12-24-32-51-73-38-57-53-79-66-93-7-7-14-17-17-23-2-5-10-13-17-18-18-11-30-2-17 12 19 20 49 58 49 62 0 3 5 9 10 13 6 5 12 11 13 13 3 7 56 85 61 91 2 3 9 13 14 23 5 9 11 19 13 20 2 2 2 4-1 6-6 3-25-21-52-67-5-8-13-18-17-23s-12-17-18-27-15-22-19-26c-5-4-9-9-9-12 0-2-5-9-11-15s-11-12-11-15c0-10-23-30-34-30-15 0-15 9 0 23 11 11 36 44 38 50 0 2 6 10 13 17 16 18 20 22 35 47 8 10 17 23 20 27 4 4 13 19 20 33 8 14 15 25 18 25 4 0 5 16 1 20-4 3-25-21-25-27 0-2-8-15-18-29-10-15-21-32-24-39-4-7-11-17-16-22-4-5-15-18-22-30-8-11-20-26-26-34-7-7-13-17-14-20-3-9-20-19-25-16-8 4-5 19 3 26 5 3 22 24 38 47 15 22 30 41 32 42s4 3 4 6c0 2 3 7 5 11 14 15 18 20 14 20-1 0-1 2 1 4 3 1 12 13 20 25 8 13 16 25 18 28 11 12 15 26 10 31-6 6-16-3-30-29-7-13-14-23-16-23s-4-2-4-4c0-4-27-47-40-64-6-6-10-14-10-17s-2-6-4-6c-3 0-5-2-5-4 0-3-10-18-23-33-12-15-22-29-22-31 0-7-9-5-12 3-2 4 6 20 19 38 24 35 27 39 54 82 10 15 29 44 42 64 22 34 29 50 20 49-2 0-21-28-43-61-48-72-107-152-113-152-10 0-8 15 4 31 6 9 14 18 15 19 2 1 9 10 15 20 7 10 17 26 23 35 7 8 12 18 12 21s2 5 4 3c3-1 5 0 5 4 0 5 30 57 36 62 7 5 19 25 19 31 0 3-4 6-7 6-4 0-7-2-7-4 0-5-46-75-51-77-2-1-4-5-4-8 0-4-2-7-4-7-3 0-5-2-5-5s-4-10-8-15c-5-5-18-23-30-41-11-17-21-29-21-27s-2 0-4-6c-3-6-7-10-9-10-9 0-4 22 9 40 7 10 13 20 13 21 0 2 4 6 7 10 9 11 35 46 41 56 28 42 51 81 54 89 3 7 2 7-8-2-7-7-12-13-12-15s-11-18-25-37c-13-18-25-35-25-38s-2-6-4-6c-3 0-7-5-10-11-8-13-45-57-49-57-1 0-5 2-9 4-5 3-5 6 0 18 4 8 9 14 11 14 9 0 57 68 57 80 0 3 1 6 3 7 3 1 13 13 23 28 13 17 17 26 13 26s-10-5-13-10c-5-11-8-14-26-34-5-6-9-13-9-15 0-10-26-32-34-29-7 3-11 20-3 20 3 0 9 7 33 46l8 11-28-4c-32-4-69-11-83-17-14-5-97-21-104-19-2 1-22-5-45-12s-50-15-60-17c-41-6-46-9-59-41-6-16-16-39-21-51-15-33-21-47-25-58-3-11-13-14-18-6-1 2 4 18 12 35s16 35 16 40c3 17 11 38 18 43 3 3 7 12 9 19 6 29 15 39 34 43 10 1 18 4 18 6 0 3 4 4 8 4 5 0 11 3 14 6s14 8 25 11c10 3 25 7 33 10 15 5 75 24 106 33 12 3 22 7 25 9 5 3 22 8 43 11 6 2 18 5 27 9 8 4 22 7 30 7 7 0 29 5 48 12 35 11 63 16 79 12zM687 290c-6-7-15-18-20-26-4-7-9-14-10-15-2-1-5-8-8-15-9-19 1-15 13 6 6 10 13 18 16 18s6 3 6 7c0 3 2 7 4 7 3 0 5 2 5 6 0 3 3 9 7 12 3 3 6 7 6 9 0 8-7 4-19-9z">
          <text:p/>
        </draw:path>
        <draw:path draw:style-name="gr1" draw:text-style-name="P1" draw:layer="layout" svg:width="0.078cm" svg:height="0.052cm" svg:x="2.267cm" svg:y="2.223cm" svg:viewBox="0 0 79 53" svg:d="M78 50c5-7-2-14-24-24-11-5-25-13-30-17-5-5-11-9-14-9-9 0-13 11-6 15 3 2 20 11 37 21 33 20 33 20 37 14z">
          <text:p/>
        </draw:path>
        <draw:path draw:style-name="gr1" draw:text-style-name="P1" draw:layer="layout" svg:width="0.561cm" svg:height="0.285cm" svg:x="2.348cm" svg:y="1.988cm" svg:viewBox="0 0 562 286" svg:d="M550 283c5-5 4-23-1-27-8-4-4-10 5-8 9 3 10 2 7-10-2-7-4-13-4-14-1 0-13-5-27-12-15-7-28-12-30-12-3 0-9-4-15-9s-23-13-38-18c-14-5-30-12-35-16s-17-11-28-15c-10-4-32-13-47-20-16-7-31-13-33-13-3 0-19-7-36-16-16-8-38-16-47-18-9-1-17-5-18-8s-9-5-17-4c-9 0-18-2-21-4-2-2-16-8-31-13-43-15-59-21-69-27-6-3-14-5-19-5-4 0-12-4-16-7-12-9-30-9-30 0 0 3 3 7 8 7s11 3 14 6c3 4 7 6 9 5s13 3 25 9 26 11 32 11 18 4 26 9c8 4 25 12 37 16 36 14 83 38 74 39-6 0-8 3-7 12 2 11 5 13 24 18 11 3 26 9 32 13s14 7 16 7 15 5 28 11c13 7 27 12 30 12s6 1 6 4c0 2 4 6 10 7 13 4 51 21 53 25 2 1 25 14 53 27 27 14 50 26 52 28 2 3 21 13 24 13 1 0 3-1 4-3zM480 223c-24-11-44-22-44-24 0-3 27 7 52 20 7 4 22 11 32 16 11 4 20 9 20 11 0 5-10 1-60-23zM263 120c-6-3-10-6-7-6 2 0 10 3 16 6 6 4 9 7 7 7-3 0-10-3-16-7z">
          <text:p/>
        </draw:path>
        <draw:path draw:style-name="gr1" draw:text-style-name="P1" draw:layer="layout" svg:width="0.098cm" svg:height="0.062cm" svg:x="2.275cm" svg:y="2.179cm" svg:viewBox="0 0 99 63" svg:d="M97 60c6-6 2-11-21-22-13-6-33-17-44-24-22-15-32-18-32-8 0 5 15 15 48 31 10 5 23 13 29 18 11 9 15 10 20 5z">
          <text:p/>
        </draw:path>
        <draw:path draw:style-name="gr1" draw:text-style-name="P1" draw:layer="layout" svg:width="0.121cm" svg:height="0.076cm" svg:x="2.289cm" svg:y="2.132cm" svg:viewBox="0 0 122 77" svg:d="M122 74c0-5-15-19-20-19-2 0-24-13-49-28-25-14-48-27-50-27s-3 4-3 8c0 6 8 12 25 19 13 6 25 12 25 14s3 5 7 6c10 3 23 12 32 20 4 4 9 5 11 4 2-2 4-1 4 1 0 3 4 5 9 5s9-1 9-3z">
          <text:p/>
        </draw:path>
        <draw:path draw:style-name="gr1" draw:text-style-name="P1" draw:layer="layout" svg:width="0.148cm" svg:height="0.086cm" svg:x="2.298cm" svg:y="2.092cm" svg:viewBox="0 0 149 87" svg:d="M149 80c0-4-3-8-8-10-4-1-11-4-15-6-5-3-21-11-36-20-16-8-40-21-52-29-24-15-38-19-38-10 0 7 13 18 21 18 4 0 15 6 25 12 24 15 94 52 100 52 2 0 3-4 3-7z">
          <text:p/>
        </draw:path>
        <draw:path draw:style-name="gr1" draw:text-style-name="P1" draw:layer="layout" svg:width="0.169cm" svg:height="0.087cm" svg:x="2.311cm" svg:y="2.049cm" svg:viewBox="0 0 170 88" svg:d="M170 84c2-4-16-18-23-18-1 0-8-4-14-9-7-4-18-9-25-11-14-3-49-19-80-37-11-6-22-10-24-8-8 5-3 11 13 17 10 5 18 9 20 11 1 2 20 11 43 21 22 9 45 20 50 23 5 4 12 6 16 6 5 0 9 2 9 4 0 6 12 6 15 1z">
          <text:p/>
        </draw:path>
        <draw:path draw:style-name="gr1" draw:text-style-name="P1" draw:layer="layout" svg:width="0.174cm" svg:height="0.082cm" svg:x="2.329cm" svg:y="2.019cm" svg:viewBox="0 0 175 83" svg:d="M175 81c3-3-29-27-36-27-1 0-20-8-41-18-45-21-83-36-92-36-3 0-6 3-6 7s5 6 10 6c6 0 19 4 29 9s39 18 64 30 50 24 57 28c8 4 13 4 15 1z">
          <text:p/>
        </draw:path>
        <draw:path draw:style-name="gr1" draw:text-style-name="P1" draw:layer="layout" svg:width="0.061cm" svg:height="0.062cm" svg:x="1.796cm" svg:y="1.793cm" svg:viewBox="0 0 62 63" svg:d="M60 57c4-4 2-8-6-16-6-6-18-19-26-26-15-17-16-17-25-11-5 3-4 8 10 27 23 31 37 39 47 26z">
          <text:p/>
        </draw:path>
        <draw:path draw:style-name="gr1" draw:text-style-name="P1" draw:layer="layout" svg:width="0.213cm" svg:height="0.152cm" svg:x="1.238cm" svg:y="1.689cm" svg:viewBox="0 0 214 153" svg:d="M214 149c0-3-5-9-10-14-14-11-84-59-99-67-6-4-12-8-13-11-1-1-3-3-6-3-2 0-15-9-28-20-38-32-78-47-47-19 10 9 20 16 22 16s9 4 14 10c6 6 19 14 31 21 20 12 65 44 76 54 3 3 8 6 9 6 2 0 11 7 21 16 19 16 30 20 30 11z">
          <text:p/>
        </draw:path>
        <draw:path draw:style-name="gr1" draw:text-style-name="P1" draw:layer="layout" svg:width="0.19cm" svg:height="0.126cm" svg:x="1.189cm" svg:y="1.702cm" svg:viewBox="0 0 191 127" svg:d="M191 120c0-3-2-7-4-7s-13-7-25-15c-12-9-23-16-26-16s-10-4-15-9-22-15-39-24c-16-8-32-17-35-20-3-4-9-6-12-6-4 0-7-4-9-7-1-4-5-7-10-7-3 0-6-1-6-4s-3-5-5-5c-8 0-5 9 5 17 6 4 12 11 15 12 6 6 52 34 55 34s54 33 57 37c4 5 43 27 49 27 3 0 5-3 5-7z">
          <text:p/>
        </draw:path>
        <draw:path draw:style-name="gr1" draw:text-style-name="P1" draw:layer="layout" svg:width="0.235cm" svg:height="0.168cm" svg:x="1.249cm" svg:y="1.647cm" svg:viewBox="0 0 236 169" svg:d="M236 164c0-2-9-10-19-17s-23-17-29-22c-5-5-15-12-23-16-7-3-17-10-22-14-5-5-10-8-12-8s-7-3-10-6-21-15-40-27c-18-14-35-25-35-26-1-2-5-5-8-5s-8-3-10-5c-3-6-21-18-26-18-1 0-2 5-2 8 0 4 2 7 6 7 3 0 8 3 12 8 3 6 8 9 11 9s11 8 20 14c8 8 16 14 17 14 2 0 12 6 23 13 11 8 21 14 22 14 2 0 5 2 8 4 3 3 22 17 42 32s41 31 47 36c11 10 28 13 28 5z">
          <text:p/>
        </draw:path>
        <draw:path draw:style-name="gr1" draw:text-style-name="P1" draw:layer="layout" svg:width="0.24cm" svg:height="0.164cm" svg:x="1.266cm" svg:y="1.626cm" svg:viewBox="0 0 241 165" svg:d="M241 159c0-8-22-25-45-36-6-3-16-9-22-16-7-6-13-13-16-13s-11-4-18-10c-8-7-15-13-17-13s-6-1-10-6c-10-9-83-56-89-56-3 0-5-2-5-5 0-2-6-4-12-4-11 0-10 1 10 16 12 8 29 19 37 23s15 8 15 10 9 8 19 14c19 11 24 15 38 27 3 1 7 4 9 4 3 0 35 25 47 36 3 3 7 6 9 6 1 0 9 6 17 12 18 17 33 23 33 11z">
          <text:p/>
        </draw:path>
        <draw:path draw:style-name="gr1" draw:text-style-name="P1" draw:layer="layout" svg:width="0.266cm" svg:height="0.164cm" svg:x="1.268cm" svg:y="1.594cm" svg:viewBox="0 0 267 165" svg:d="M267 160c0-9-8-15-30-26-10-5-22-13-27-17-5-3-13-9-18-11-8-3-55-31-62-38-3-4-19-13-31-19-7-3-28-15-49-27-39-23-58-28-47-15 3 3 9 7 12 7 4 0 6 2 6 4 0 3 3 5 7 5 3 0 7 1 8 3 0 2 10 8 22 13 41 21 99 58 106 69 2 3 5 5 8 3 2-2 4-1 4 2 0 1 5 6 12 10 7 3 22 11 33 20 12 8 26 16 33 19 11 4 13 4 13-2z">
          <text:p/>
        </draw:path>
        <draw:path draw:style-name="gr1" draw:text-style-name="P1" draw:layer="layout" svg:width="0.278cm" svg:height="0.297cm" svg:x="1.596cm" svg:y="1.431cm" svg:viewBox="0 0 279 298" svg:d="M272 297c11-6 9-26-5-40-7-7-32-33-55-56-23-24-42-45-42-47 0-3-2-5-6-5-3 0-13-10-23-22-9-13-19-23-21-23s-4-3-4-6-7-10-16-17c-9-6-16-15-16-19s-2-8-4-8-17-12-32-27c-29-28-31-29-43-25-5 2-6 10-5 42 2 22 5 46 8 53 2 8 6 22 8 32 9 41 17 62 32 78 21 24 33 30 85 49 24 9 64 21 88 30 30 11 46 14 51 11z">
          <text:p/>
        </draw:path>
        <draw:path draw:style-name="gr1" draw:text-style-name="P1" draw:layer="layout" svg:width="0.239cm" svg:height="0.157cm" svg:x="1.317cm" svg:y="1.563cm" svg:viewBox="0 0 240 158" svg:d="M238 154c4-6-1-14-9-14-3 0-15-7-26-15-11-9-30-21-42-29-13-6-25-14-27-16-11-10-52-35-66-43-9-4-22-14-30-21-13-12-33-20-38-14-1 2 0 4 3 5 4 1 9 4 12 8 2 2 13 10 23 15 10 7 23 15 28 19s18 13 29 19 21 12 23 13c5 5 63 45 66 45 1 0 10 8 19 16 17 15 30 20 35 12z">
          <text:p/>
        </draw:path>
        <draw:path draw:style-name="gr1" draw:text-style-name="P1" draw:layer="layout" svg:width="0.252cm" svg:height="0.16cm" svg:x="1.321cm" svg:y="1.527cm" svg:viewBox="0 0 253 161" svg:d="M250 155c6-7 2-15-8-15-6 0-24-11-40-25-4-3-60-37-90-55-9-5-34-19-55-33-41-25-57-31-57-24 0 2 12 11 26 19 15 8 29 18 32 21 4 3 9 6 11 6 3 0 19 9 37 22 34 23 70 44 80 49 9 4 11 6 35 26 20 18 21 18 29 9z">
          <text:p/>
        </draw:path>
        <draw:path draw:style-name="gr1" draw:text-style-name="P1" draw:layer="layout" svg:width="0.008cm" svg:height="0.013cm" svg:x="1.235cm" svg:y="1.639cm" svg:viewBox="0 0 9 14" svg:d="M9 7c0-3-2-7-4-7-3 0-5 4-5 7 0 4 2 7 5 7 2 0 4-3 4-7z">
          <text:p/>
        </draw:path>
        <draw:path draw:style-name="gr1" draw:text-style-name="P1" draw:layer="layout" svg:width="0.242cm" svg:height="0.144cm" svg:x="1.328cm" svg:y="1.49cm" svg:viewBox="0 0 243 145" svg:d="M242 141c-1-3-16-14-33-25-35-23-36-24-68-46-13-9-31-20-41-25s-33-17-50-27c-18-10-36-18-42-18-16 0-8 8 21 20 14 7 28 14 32 18 4 3 14 8 23 11 9 4 21 12 27 17 7 6 18 14 26 18 7 3 31 19 52 34 35 24 57 34 53 23z">
          <text:p/>
        </draw:path>
        <draw:path draw:style-name="gr1" draw:text-style-name="P1" draw:layer="layout" svg:width="0.199cm" svg:height="0.119cm" svg:x="1.361cm" svg:y="1.464cm" svg:viewBox="0 0 200 120" svg:d="M199 115c4-6-7-18-17-18-4 0-12-3-18-8-5-4-13-11-18-15-6-5-13-9-16-9-4 0-6-1-6-3s-24-16-54-31c-29-15-54-28-55-29-4-4-14-3-15 2 0 3 12 11 29 19 16 8 33 17 38 21 5 3 10 5 11 6 2 0 7 2 13 4s10 5 10 6c0 2 7 7 16 12s16 10 16 12 3 4 7 4c3 0 6 1 6 4s42 28 47 28c2 0 4-2 6-5z">
          <text:p/>
        </draw:path>
        <draw:path draw:style-name="gr1" draw:text-style-name="P1" draw:layer="layout" svg:width="0.17cm" svg:height="0.107cm" svg:x="1.377cm" svg:y="1.426cm" svg:viewBox="0 0 171 108" svg:d="M165 106c12-5 6-14-15-22-11-5-27-13-35-20-15-12-22-16-56-35-10-5-25-14-32-20-15-10-30-12-27-3 1 3 11 10 22 16s21 12 22 13c2 4 8 7 44 28 12 7 26 16 29 20 6 5 40 26 42 25 1 0 4-1 6-2z">
          <text:p/>
        </draw:path>
        <draw:path draw:style-name="gr1" draw:text-style-name="P1" draw:layer="layout" svg:width="0.131cm" svg:height="0.098cm" svg:x="1.398cm" svg:y="1.394cm" svg:viewBox="0 0 132 99" svg:d="M129 97c7-7 2-14-20-26-12-8-22-15-22-17 0-3-3-4-5-4-3 0-12-5-20-11-8-7-16-12-18-12s-9-6-18-13c-15-14-26-18-26-8 1 6 15 17 84 65 43 32 41 30 45 26z">
          <text:p/>
        </draw:path>
        <draw:path draw:style-name="gr1" draw:text-style-name="P1" draw:layer="layout" svg:width="0.079cm" svg:height="0.052cm" svg:x="1.445cm" svg:y="1.39cm" svg:viewBox="0 0 80 53" svg:d="M77 50c6-6 4-13-5-17-5-3-22-12-39-21-16-8-30-14-32-12-4 4 11 21 19 21 3 0 9 5 14 12 12 14 37 24 43 17z">
          <text:p/>
        </draw:path>
        <draw:path draw:style-name="gr1" draw:text-style-name="P1" draw:layer="layout" svg:width="1.43cm" svg:height="0.679cm" svg:x="0.074cm" svg:y="0.74cm" svg:viewBox="0 0 1431 680" svg:d="M1206 664c8-8 14-19 14-24 0-8 2-9 12-6 8 2 21 4 31 4 16 0 17-1 22-16 5-12 9-16 22-19 9-2 18-8 20-12 2-5 14-16 26-25 20-15 24-16 41-14 16 3 20 1 29-8 10-10 10-12 4-24-4-8-7-17-7-20 0-4-8-9-19-13-10-3-22-9-25-12-4-4-12-7-18-7s-11-2-11-4c0-5-38-14-59-14-10 0-28-5-42-12-12-6-26-11-31-11-4 0-15-4-26-9-10-5-23-9-28-9s-10-2-11-4-12-6-24-7c-20-4-41-12-79-32-11-6-25-12-32-12s-13-1-15-4c-1-1-12-5-25-6-12-2-29-6-37-10-9-3-24-7-34-9-15-2-25-9-48-31-16-15-52-49-80-76-28-26-51-49-51-51 0-1 5-1 11 2s10 7 9 8c-1 3 3 5 9 7 5 1 38 30 73 64 47 47 65 61 72 60 12-2 15-15 6-26-7-7-7-8 4-6 10 2 11 1 11-11 0-10-4-17-15-25-8-7-21-18-29-25-7-7-27-24-43-39-17-15-29-29-28-31s13 7 26 19c13 13 28 27 35 31 6 4 15 11 19 17 11 14 43 35 48 31 11-6 5-24-10-33-7-5-17-13-21-18-4-4-15-13-23-19-29-21-79-68-90-84-6-8-5-8 5 1 6 6 13 10 16 10 2 0 19 14 37 31s42 39 53 49c12 10 25 21 30 26 9 10 22 7 22-5 0-4-19-25-41-46s-41-40-41-43c0-2 4 0 8 5 5 4 24 22 44 40 30 26 36 29 42 24 4-3 6-9 4-15-2-9 0-11 8-12 21-3 14-17-33-63-25-25-48-45-51-45s-16-11-28-23c-13-13-24-23-25-23-2 0-6 5-10 12-5 11-5 12 12 30l18 19-22-19c-13-10-24-19-27-19-7 0-21 10-21 15 0 2-5 8-10 13-6 5-9 12-7 17 2 8 1 10-6 7-10-3-16 11-11 26 2 8 2 9-7 4-8-5-12-4-18 2-6 5-6 9-1 16 6 10 4 11-9 4-14-7-20 4-8 15 9 9 12 22 4 22-2 0-8-5-13-12-5-6-12-11-16-11-9 0-10 14-2 22 7 7 1 13-7 6-9-7-14 0-9 14 2 9 126 135 160 164 8 7 14 14 13 17s-13-6-26-19c-145-138-159-149-169-149-5 0-8 3-8 8 0 9 27 42 35 42 3 0 7 4 11 9 2 5 13 19 23 30 31 33 14 22-27-19-22-21-42-39-45-39s-8-3-11-6c-3-4-9-7-12-7-10 0-7 13 5 24s17 26 6 17c-23-19-29-23-35-22-9 2-12 22-4 27 4 3 1 3-10 2-13-2-18-2-20 4s9 20 42 52c24 25 49 50 54 57 5 8 24 29 41 48 18 18 31 35 30 36s-16-13-32-32c-17-18-52-55-77-81-26-26-47-49-47-51s-3-4-7-4c-3 0-8-4-10-8-4-7-6-7-17 1-14 9-15 6 23 45 11 11 19 21 17 21-3 0-53-41-55-46-3-7-14-4-16 3-2 3-1 12 2 18 3 9 2 10-3 8-3-1-7-4-7-6 0-7-18-5-20 3-2 3 0 10 3 14 5 7 5 7-1 3-16-15-25 1-11 19 4 5 7 11 7 13 0 3-5-2-11-10l-11-15-14 13c-7 7-12 15-11 17 1 1 1 2-2 2-9 0-10 13-1 24 6 6 15 17 22 26 6 8 15 19 20 24 4 4 8 9 8 11s9 14 21 27c11 14 19 24 16 24-4 0-36-39-79-95-5-7-10-9-15-7-10 3-6 27 5 40 8 8 8 8 0 5s-9 6-3 37c4 25-1 37-17 41-6 1-14 5-15 7-1 3-9 1-18-4s-34-17-56-27c-23-9-42-18-43-20s-3-4-6-4c-5 0-31-12-97-43-28-14-52-25-54-25-6 0-91-43-92-46-3-5-14-5-17 1-5 8 6 20 31 33 14 8 30 18 35 24 6 6 12 11 14 11s16 7 29 16c14 8 48 27 76 42s63 34 77 43c14 10 28 17 31 17 2 0 10 5 16 11 5 6 18 13 27 17 8 3 16 7 16 9s2 4 6 4c3 0 12 2 19 6 7 3 37 18 65 31 29 15 60 27 70 29 19 3 30-3 30-17 0-11-2-11 40 3l35 12 9-11c10-12 25-13 46-3 5 3 18 4 30 3 17-1 20-3 21-11 2-13 2-13 33-1 42 16 50 16 62 2 10-12 10-13 28-8 10 3 32 6 49 6 32 0 32-1 38-14 4-11 7-13 18-11 23 5 27 7 27 11 0 3 6 5 12 5 7 0 15 1 20 4 4 2 20 5 34 6 15 2 38 7 52 12s41 11 60 13l36 4zM571 494c-5-8-5-8 6-1 13 9 21 23 8 15-5-3-11-9-14-14zM635 472c-16-15-28-29-26-30 3-3 21 9 21 14 0 2 9 13 21 24 11 11 19 20 16 20-2 0-17-13-32-28zM596 478c-9-12-9-12 6 1 15 14 17 17 8 14-3-2-9-8-14-15zM693 477c0-7 3-5 12 5s9 10-2 5c-5-3-10-8-10-10zM700 331c-9-9-16-18-15-20 4-4 113 107 110 112-1 2-19-14-40-35-20-22-45-48-55-57zM577 410c-21-23-20-26 3-5 10 10 18 19 18 20 0 5-7 0-21-15zM630 414c-6-5-9-10-6-10 2 0 8 5 12 10 5 4 8 9 6 9-1 0-6-5-12-9zM503 382c-10-8-12-14-6-14 3 1 21 23 18 23-1 0-7-4-12-9zM523 360c-11-17-4-18 11-1 16 17 17 18 5 15-5-1-12-7-16-14zM766 349c0-5 13 1 15 8 2 5 1 6-6 1-5-3-9-7-9-9zM730 312c0-2 5 2 13 10 7 8 14 16 14 17 0 2-7-2-14-9-8-8-13-15-13-18zM626 300c-27-26-44-48-21-27 23 20 57 55 53 54-3-1-17-13-32-27zM661 293c-9-11-2-13 7-2 5 5 6 9 4 9-3 0-7-3-11-7zM853 237c-31-30-75-70-85-77-3-2-8-7-11-12-7-8-7-8 2-3 5 2 20 14 32 26 13 12 30 27 37 34 19 15 65 59 65 61 0 7-13-2-40-29zM911 114c-16-15-35-33-42-39-16-12-11-15 6-3 19 12 82 72 82 76 0 5-18-8-46-34z">
          <text:p/>
        </draw:path>
        <draw:path draw:style-name="gr1" draw:text-style-name="P1" draw:layer="layout" svg:width="0.155cm" svg:height="0.119cm" svg:x="0.284cm" svg:y="0.911cm" svg:viewBox="0 0 156 120" svg:d="M156 114c0-5-72-64-80-64-1 0-8-5-13-10-25-22-33-28-46-35s-14-7-16 1c-2 6 0 9 3 9s12 7 20 14c8 8 16 14 19 14 2 0 4 2 4 3 0 3 5 7 12 10 6 4 11 9 11 12 0 2 12 12 27 22 15 9 29 20 32 24 7 7 27 8 27 0z">
          <text:p/>
        </draw:path>
        <draw:path draw:style-name="gr1" draw:text-style-name="P1" draw:layer="layout" svg:width="0.329cm" svg:height="0.248cm" svg:x="0.154cm" svg:y="0.777cm" svg:viewBox="0 0 330 249" svg:d="M329 245c2-2 1-7 0-11-4-6-43-37-94-74-8-6-15-12-17-15s-4-5-6-4c-2 2-72-49-125-90-16-13-33-24-37-24-3 0-15-6-24-14-22-16-26-17-26-3 0 7 6 13 22 22 12 7 25 16 28 20 3 3 8 7 11 7s10 5 16 11 14 11 17 11 6 3 6 5c0 3 3 4 6 4s10 4 15 9c5 4 19 15 31 23 13 8 24 17 25 19 2 2 13 8 25 15 13 7 31 21 40 30 10 10 18 17 19 17 1-1 7 3 13 9 7 6 13 10 15 10 1 0 8 6 16 14 15 14 20 16 24 9z">
          <text:p/>
        </draw:path>
        <draw:path draw:style-name="gr1" draw:text-style-name="P1" draw:layer="layout" svg:width="0.416cm" svg:height="0.312cm" svg:x="0.11cm" svg:y="0.695cm" svg:viewBox="0 0 417 313" svg:d="M417 309c0-2-8-9-18-17-9-6-17-14-19-15-6-8-64-55-67-55-2 0-14-9-26-20-13-11-24-20-26-20s-27-19-49-38c-4-3-20-15-36-26s-31-22-31-24c-1-1-4-3-6-3-5 0-63-41-68-48-2-2-4-3-4-1s-5-2-11-7c-22-21-41-35-47-35-11 0-12 14-1 22 6 5 16 13 23 18 18 15 21 18 62 42 13 8 27 16 30 19 2 3 23 18 45 32 22 15 43 31 47 36 4 4 10 8 13 8s10 5 16 12c6 6 25 22 43 35 17 12 35 27 39 31 4 5 10 8 12 8 3 0 15 9 27 21 12 11 23 20 25 20s4 2 4 5c0 2 5 4 11 4 7 0 12-2 12-4z">
          <text:p/>
        </draw:path>
        <draw:path draw:style-name="gr1" draw:text-style-name="P1" draw:layer="layout" svg:width="0.444cm" svg:height="0.328cm" svg:x="0.118cm" svg:y="0.651cm" svg:viewBox="0 0 445 329" svg:d="M445 324c0-2-9-10-20-17-10-8-32-24-48-37-39-30-36-28-59-43-12-7-23-16-26-19-3-4-20-18-38-31-19-14-38-28-44-33-6-4-15-11-19-14-5-4-14-12-21-16-6-5-16-13-22-18-5-5-21-16-35-25-13-9-30-20-36-25-7-6-18-14-25-19s-19-14-26-20c-13-9-26-9-26 0 0 5 17 22 22 22 1 0 10 7 19 14 8 8 19 15 23 16 5 2 9 5 9 7s3 4 6 4c4 0 8 3 10 7s4 5 7 4c2-1 4 0 4 2 0 3 4 6 9 8 5 1 17 9 27 17 9 8 29 23 43 35 15 11 30 24 35 28 4 4 14 11 22 15 7 4 14 9 14 10 0 2 7 9 17 15 9 6 19 14 22 18s6 5 6 3 5 2 12 8c7 7 15 12 17 12 4 0 43 31 51 41 4 3 6 5 6 3s3-1 7 2c14 12 20 17 23 17 2 0 6 4 9 7 8 8 25 9 25 2z">
          <text:p/>
        </draw:path>
        <draw:path draw:style-name="gr1" draw:text-style-name="P1" draw:layer="layout" svg:width="0.457cm" svg:height="0.352cm" svg:x="0.146cm" svg:y="0.605cm" svg:viewBox="0 0 458 353" svg:d="M458 346c0-3-6-10-13-15-12-6-35-26-84-69-8-7-26-22-39-32-14-11-29-23-32-27-4-4-24-20-46-35-21-16-42-32-46-35-4-4-13-10-20-14-7-5-16-11-20-15-5-4-12-10-18-14s-15-11-21-17c-7-5-18-12-24-15-6-4-18-12-26-18-7-6-19-15-26-20-8-5-16-12-19-15-4-4-10-6-14-5-11 2-14 16-3 20 4 2 13 9 19 14 7 6 19 14 26 18 8 4 15 9 15 12 0 2 2 2 5 1 2-1 4-1 4 1s8 8 17 13c10 5 21 12 26 17s17 14 25 20c9 7 17 13 19 15 1 2 10 7 19 13 9 5 17 12 17 14s4 5 9 7 15 7 20 13c6 5 18 15 26 21s29 23 47 38c32 26 49 40 65 53 13 9 45 36 62 51 15 13 30 16 30 5z">
          <text:p/>
        </draw:path>
        <draw:path draw:style-name="gr1" draw:text-style-name="P1" draw:layer="layout" svg:width="0.47cm" svg:height="0.365cm" svg:x="0.169cm" svg:y="0.56cm" svg:viewBox="0 0 471 366" svg:d="M468 363c6-6 3-10-16-22-11-8-24-17-29-22-20-20-38-34-48-39-6-3-12-7-13-8-1-2-12-10-24-19s-28-20-35-26-14-10-16-10c-1 0-16-11-32-24-27-24-72-58-109-86-21-16-43-33-62-50-7-7-15-13-17-13-1 0-8-5-14-11-7-6-16-13-21-16-6-2-10-8-10-12s-4-6-11-5c-8 1-10 4-11 17 0 8 0 13 2 10 1-4 5-3 14 3 7 4 14 10 16 12 1 3 14 13 27 21 22 14 37 25 51 38 2 3 17 14 32 25 32 24 38 28 94 71 23 17 45 35 49 38 4 4 22 18 41 32 18 13 37 28 42 32 5 5 10 8 12 8 3 0 12 8 22 17 19 18 53 42 59 42 2 0 6-1 7-3z">
          <text:p/>
        </draw:path>
        <draw:path draw:style-name="gr1" draw:text-style-name="P1" draw:layer="layout" svg:width="0.479cm" svg:height="0.385cm" svg:x="0.191cm" svg:y="0.504cm" svg:viewBox="0 0 480 386" svg:d="M480 378c1-4 0-8-2-9-3-1-11-6-18-13-7-6-15-13-18-14-2-2-12-10-22-17-25-19-29-21-58-45-15-11-44-33-66-49-22-15-51-37-65-49-14-11-27-22-29-24-3-2-10-7-16-13-6-5-18-14-28-19-8-5-20-15-26-22s-14-13-16-13c-3 0-11-6-18-13-31-29-89-78-93-78-3 0-5 5-5 11 0 11 10 22 43 46 10 7 27 21 38 29 12 10 36 29 55 44 18 15 40 32 47 39 8 7 15 13 17 13s27 18 70 53c5 4 20 14 34 23 13 9 28 21 33 26s10 9 13 8c2-1 4 1 4 2 0 2 6 8 14 13 16 8 33 23 55 44 7 7 19 16 26 20 8 4 14 10 14 12 0 6 14 3 17-5z">
          <text:p/>
        </draw:path>
        <draw:path draw:style-name="gr1" draw:text-style-name="P1" draw:layer="layout" svg:width="0.501cm" svg:height="0.407cm" svg:x="0.204cm" svg:y="0.454cm" svg:viewBox="0 0 502 408" svg:d="M502 402c4-9-35-47-66-64-9-4-24-14-33-22-9-7-24-20-34-27-23-17-89-68-92-71-1-1-21-16-43-32-23-16-45-33-49-37-5-4-11-8-12-8-2 0-11-7-19-15-9-8-26-22-38-30-11-9-36-30-54-47-17-17-34-31-35-31-2 0-4-4-6-9-3-12-21-12-21 1 0 12 61 68 104 97 7 5 22 16 30 23 2 2 13 11 23 20s24 20 31 25c36 26 73 55 75 58 1 2 3 3 6 3 5 0 50 36 55 44 2 4 6 6 9 6 4 0 11 5 17 12 6 6 13 11 16 11s7 1 7 4c2 4 49 38 63 46 6 3 21 16 34 28 23 23 28 26 32 15z">
          <text:p/>
        </draw:path>
        <draw:path draw:style-name="gr1" draw:text-style-name="P1" draw:layer="layout" svg:width="0.524cm" svg:height="0.428cm" svg:x="0.219cm" svg:y="0.407cm" svg:viewBox="0 0 525 429" svg:d="M524 424c1-3-1-9-6-13-9-9-100-84-165-135-9-7-17-14-18-15-3-3-53-39-89-64-12-9-26-19-30-23-3-3-17-15-29-25s-26-21-30-25c-5-5-8-7-8-5 0 1-4-2-9-6-4-5-19-18-32-29-14-11-32-26-39-33-8-6-23-21-35-32-13-10-25-19-28-19-10 0-8 15 5 25 6 6 14 13 17 15 4 5 26 23 82 68 10 8 26 22 35 31 10 10 20 17 23 17 2 0 11 7 19 15 18 17 22 21 43 35 53 37 81 58 86 65 3 4 8 8 10 8 5 0 78 58 81 64 0 2 4 4 7 4s7 1 8 4c0 1 15 14 31 28 16 13 35 30 42 37 14 14 23 16 29 8z">
          <text:p/>
        </draw:path>
        <draw:path draw:style-name="gr1" draw:text-style-name="P1" draw:layer="layout" svg:width="0.408cm" svg:height="0.643cm" svg:x="0.704cm" svg:y="0.169cm" svg:viewBox="0 0 409 644" svg:d="M367 638c8-10 18-47 30-118 14-84 16-212 4-236-8-15-45-70-54-79-2-2-9-11-16-19-6-8-15-19-20-25s-14-17-21-25c-6-8-18-21-26-30s-15-18-15-21c0-8-72-76-83-79-3 0-11-2-18-5-8-2-15-1-18 2s-9 5-13 5-22 17-41 37c-18 21-36 40-39 43s-6 7-6 8c0 2-7 13-15 25-9 12-16 27-16 33s7 23 16 38c8 14 15 28 15 30s8 14 16 26c9 12 16 24 16 25 0 2 8 15 16 29 9 13 16 25 16 27s7 12 15 24c26 37 37 59 50 98 6 19 18 34 63 80 49 49 86 84 116 107 10 7 22 8 28 0z">
          <text:p/>
        </draw:path>
        <draw:path draw:style-name="gr1" draw:text-style-name="P1" draw:layer="layout" svg:width="0.514cm" svg:height="0.411cm" svg:x="0.265cm" svg:y="0.392cm" svg:viewBox="0 0 515 412" svg:d="M511 408c8-5 4-18-7-22-4-1-14-9-21-16-8-7-22-19-30-25-8-7-23-20-34-28-10-10-23-20-28-23-16-11-99-74-109-83-5-4-10-8-12-8s-6-3-9-6c-4-3-24-18-45-34s-42-33-46-37-19-15-33-25-34-26-43-35c-10-10-20-17-22-17s-9-8-17-16c-7-9-16-16-19-16s-8-4-11-10-8-8-15-7c-17 2-13 14 12 33 13 10 26 20 29 22 3 3 8 7 12 10 3 2 26 20 51 40 26 20 57 45 70 55 14 10 31 23 39 31 8 7 16 12 18 12 3 0 41 30 50 38 2 3 15 12 27 21 13 9 26 18 29 21 4 4 10 9 15 11 5 3 14 10 21 16 13 12 72 60 82 68 4 2 13 11 22 19 8 8 16 15 17 15 0 0 3-2 7-4z">
          <text:p/>
        </draw:path>
        <draw:path draw:style-name="gr1" draw:text-style-name="P1" draw:layer="layout" svg:width="0.475cm" svg:height="0.37cm" svg:x="0.328cm" svg:y="0.391cm" svg:viewBox="0 0 476 371" svg:d="M476 364c0-4-12-16-25-26-14-10-25-20-25-21 0-2-3-4-6-4s-11-5-17-10c-6-6-22-18-34-26-13-9-29-22-36-28-8-8-18-15-22-16s-8-4-8-6-10-10-23-18c-12-8-25-17-28-20-3-4-10-9-15-11-6-3-18-12-28-20s-26-21-35-29c-10-7-24-19-32-25-7-6-34-27-59-45-24-19-50-40-57-47-14-15-21-15-25-3-3 10 0 14 32 35 14 10 51 37 77 56 9 7 40 34 51 44 5 5 10 9 10 7 0-1 3 1 6 4 4 3 19 15 35 26 15 12 38 28 50 38 12 9 23 17 25 17 1 0 6 3 10 7 15 11 118 90 131 100 7 5 17 13 23 19 12 12 25 13 25 2z">
          <text:p/>
        </draw:path>
        <draw:path draw:style-name="gr1" draw:text-style-name="P1" draw:layer="layout" svg:width="0.451cm" svg:height="0.347cm" svg:x="0.374cm" svg:y="0.378cm" svg:viewBox="0 0 452 348" svg:d="M452 340c0-9-42-49-47-43-1 1-3 0-3-2 0-3-7-9-16-14-8-4-15-9-15-11 0-4-65-52-83-61-7-4-13-8-13-11 0-2-4-5-10-8s-19-12-29-20-41-31-67-49c-26-19-48-36-48-38s-2-3-5-3c-4 0-15-8-29-21-3-2-16-13-30-23-13-10-30-23-36-28-12-12-20-11-21 2-2 8 9 18 52 47 9 6 17 12 18 15 1 1 4 3 8 3s6 2 6 5c0 2 6 7 13 11 7 3 18 12 26 18 7 6 15 12 17 12 3 0 9 5 15 11 6 7 11 10 11 9 0-2 3 0 7 3s12 10 18 15c7 5 16 13 22 18 5 4 11 7 13 7s9 5 16 12c6 6 17 14 24 18 8 4 14 9 14 12 0 2 2 3 4 2 2-2 8 3 14 8 6 7 13 12 15 12 3 0 40 28 48 36 2 1 14 11 28 21 13 9 31 23 40 30 16 15 23 16 23 5z">
          <text:p/>
        </draw:path>
        <draw:path draw:style-name="gr1" draw:text-style-name="P1" draw:layer="layout" svg:width="0.382cm" svg:height="0.292cm" svg:x="0.437cm" svg:y="0.378cm" svg:viewBox="0 0 383 293" svg:d="M382 289c5-7-21-28-78-67-9-6-23-17-31-24-7-7-15-13-17-13s-16-9-32-21c-15-12-30-23-32-25-3-2-12-9-21-16-8-8-24-19-34-25s-26-18-36-26-26-20-34-27c-8-6-23-20-32-29-17-18-33-21-35-7-1 5 17 21 54 49 31 22 61 45 66 50s12 9 15 9c2 0 10 6 16 12 13 12 51 42 77 58 7 5 17 13 22 17 5 5 11 8 13 8s9 5 16 12c16 14 19 16 35 27 8 5 24 16 35 26 22 18 28 20 33 12z">
          <text:p/>
        </draw:path>
        <draw:path draw:style-name="gr1" draw:text-style-name="P1" draw:layer="layout" svg:width="0.267cm" svg:height="0.217cm" svg:x="0.499cm" svg:y="0.377cm" svg:viewBox="0 0 268 218" svg:d="M268 209c0-5-6-13-14-19s-12-11-9-12c7-2 6-13-2-16-12-5-16-3-12 5 3 7 2 7-5 0-5-4-10-8-12-8s-10-6-18-13c-7-8-22-20-33-27-34-22-38-26-46-33-4-3-11-10-17-13-6-4-19-14-29-23-34-30-60-50-66-50-10 0-5 22 8 30 7 5 15 11 19 14 12 10 65 49 98 72 17 12 34 24 37 27 8 7 20 17 40 32 10 7 24 20 32 28 16 17 29 20 29 6z">
          <text:p/>
        </draw:path>
        <draw:path draw:style-name="gr1" draw:text-style-name="P1" draw:layer="layout" svg:width="0.17cm" svg:height="0.139cm" svg:x="0.56cm" svg:y="0.382cm" svg:viewBox="0 0 171 140" svg:d="M170 134c2-8-1-12-40-38-14-9-26-18-27-19-2-2-12-10-22-17-11-9-19-15-16-15 2 0-3-4-10-9-8-4-20-14-28-22-17-17-22-18-26-5-4 9 4 22 12 22 4 0 42 29 49 37 1 2 19 14 39 28s40 30 44 35c11 11 20 12 25 3z">
          <text:p/>
        </draw:path>
        <draw:path draw:style-name="gr1" draw:text-style-name="P1" draw:layer="layout" svg:width="0.069cm" svg:height="0.069cm" svg:x="0.613cm" svg:y="0.383cm" svg:viewBox="0 0 70 70" svg:d="M69 68c4-4-8-23-21-34-5-5-16-15-25-23-12-11-15-13-19-8-7 11-5 19 7 30 7 6 12 10 12 8s7 5 16 14c16 16 24 19 30 13z">
          <text:p/>
        </draw:path>
        <draw:path draw:style-name="gr1" draw:text-style-name="P1" draw:layer="layout" svg:width="0.138cm" svg:height="0.221cm" svg:x="0cm" svg:y="0.178cm" svg:viewBox="0 0 139 222" svg:d="M15 210c4-5 7-13 7-15 0-3 2-5 5-5 2 0 5-3 5-7 0-3 5-9 10-13 6-4 17-19 24-34 7-14 16-29 20-32 3-4 13-21 21-39 9-18 19-38 24-44 6-7 9-14 7-17-6-10-15-3-27 20-6 13-16 28-21 33-4 4-8 12-8 17 0 12-31 62-39 62-7 0-43 64-43 77 0 12 7 11 15-3z">
          <text:p/>
        </draw:path>
        <draw:path draw:style-name="gr1" draw:text-style-name="P1" draw:layer="layout" svg:width="0.383cm" svg:height="0.325cm" svg:x="0.309cm" svg:y="0.019cm" svg:viewBox="0 0 384 326" svg:d="M279 315c3-10-1-16-23-39-53-53-57-58-57-61 0-5 42 30 63 53 2 3 10 10 16 15 7 5 19 15 26 22 8 7 17 12 19 11 8-2 10-21 4-29-5-5-5-6 1-7 4 0 9-1 12-1 2-1 7-2 9-2s5-4 7-7c1-5-8-17-27-35-17-16-30-30-30-32 0-7 13-3 22 7 12 14 35 33 46 39 6 3 10 3 14-2 5-6 4-9-3-17-15-18-104-105-119-117-8-6-14-13-14-17s-2-5-4-4-9-3-15-10-24-24-40-37c-16-14-33-30-39-35-12-12-25-14-25-4 0 7 21 34 32 41 4 2 21 18 39 35 17 16 35 34 40 39 5 4 13 14 16 21 4 8 12 18 18 22 5 5 12 13 15 18 5 10-24-13-76-62-15-14-28-25-29-25-2 0-16-13-32-28-16-14-31-27-32-27-2 0-6-5-9-11-10-20-32-19-25 1 3 11 35 45 60 63 10 7 26 21 36 31 11 9 26 22 33 29 8 6 14 14 14 17 0 4 2 6 5 6 5 0 26 21 78 79 26 28 16 26-14-2-39-38-62-61-67-68-8-10-51-49-54-49-1 0-7-5-13-10-6-6-19-18-30-27-10-8-25-22-33-29-22-21-41-34-48-34-12 0-5 18 15 35 11 10 20 21 20 25 0 3 3 9 6 12 11 12-11-5-34-26-35-34-53-41-53-21 0 6 1 11 4 11 4 0 20 14 59 50 7 7 20 18 29 25s17 14 17 16c0 4 158 163 163 163 2 0 6-5 7-11zM141 162c-18-17-34-33-40-42 0 1 1 1 2 1 2-1 23 18 48 43 24 24 42 44 41 44-2 0-25-21-51-46zM97 114c1-2 2 0 2 3 0 1 1 2 1 3-3-3-4-5-3-6z">
          <text:p/>
        </draw:path>
        <draw:path draw:style-name="gr1" draw:text-style-name="P1" draw:layer="layout" svg:width="0.262cm" svg:height="0.253cm" svg:x="0.268cm" svg:y="0.082cm" svg:viewBox="0 0 263 254" svg:d="M257 251c3-1 6-5 6-9 0-6-84-92-154-155-24-22-52-48-62-58-25-25-32-29-40-29-17 0 0 29 34 59 16 14 30 27 32 29 2 3 4 4 4 2 0-8 138 128 138 137 0 5 29 27 33 27 2 0 6-2 9-3z">
          <text:p/>
        </draw:path>
        <draw:path draw:style-name="gr1" draw:text-style-name="P1" draw:layer="layout" svg:width="0.244cm" svg:height="0.235cm" svg:x="0.231cm" svg:y="0.1cm" svg:viewBox="0 0 245 236" svg:d="M241 224c7-18 6-20-7-20-1 0-12-10-24-23-21-22-34-35-88-86-24-24-39-37-90-81-17-15-32-18-32-7 0 7 21 29 73 75 15 13 27 28 27 33 0 4 3 8 5 8 3 0 31 25 62 56 31 32 60 57 63 57 4 0 9-5 11-12z">
          <text:p/>
        </draw:path>
        <draw:path draw:style-name="gr1" draw:text-style-name="P1" draw:layer="layout" svg:width="0.217cm" svg:height="0.226cm" svg:x="0.2cm" svg:y="0.109cm" svg:viewBox="0 0 218 227" svg:d="M212 224c13-5 4-21-31-55-20-20-36-39-37-40 0-2-13-15-29-29s-30-29-31-33c-2-4-6-8-9-8s-10-7-16-14c-6-8-14-18-18-20-4-3-12-10-18-15-13-12-23-13-23-2 0 12 17 35 40 53 7 5 18 18 25 28s28 31 45 47c18 17 46 44 63 61 16 17 31 30 32 30s4-2 7-3z">
          <text:p/>
        </draw:path>
        <draw:path draw:style-name="gr1" draw:text-style-name="P1" draw:layer="layout" svg:width="0.189cm" svg:height="0.189cm" svg:x="0.168cm" svg:y="0.132cm" svg:viewBox="0 0 190 190" svg:d="M187 187c9-7-1-20-48-67-27-27-56-56-63-63-29-33-58-57-67-57-16 0-11 12 14 37 13 12 22 24 20 25-1 2-5 1-8-2-8-8-22-7-22 2 0 7 2 10 40 49 28 29 54 61 57 72 4 10 28 10 32 0 4-9 3-11-25-36-12-12-25-26-27-31l-5-9 10 9c6 5 26 24 45 42 33 31 41 36 47 29zM50 69c0-9 7-3 10 8 2 8 2 9-4 4-4-3-6-8-6-12z">
          <text:p/>
        </draw:path>
        <draw:path draw:style-name="gr1" draw:text-style-name="P1" draw:layer="layout" svg:width="0.044cm" svg:height="0.049cm" svg:x="0.218cm" svg:y="0.268cm" svg:viewBox="0 0 45 50" svg:d="M42 47c12-11-16-47-37-47-10 0-5 18 9 34 13 16 22 19 28 13z">
          <text:p/>
        </draw:path>
        <draw:path draw:style-name="gr1" draw:text-style-name="P1" draw:layer="layout" svg:width="0.234cm" svg:height="0.225cm" svg:x="0.482cm" svg:y="0.006cm" svg:viewBox="0 0 235 226" svg:d="M235 217c0-8-65-77-72-77-1 0-7-6-12-14-4-7-10-12-12-11s-4-1-4-5-1-7-4-7c-2 0-14-9-26-21-43-42-93-84-99-82-15 5 0 29 34 54 24 17 104 97 104 102 0 3 14 17 30 31 16 15 30 29 30 32 0 5 5 7 15 7 13 0 16-2 16-9z">
          <text:p/>
        </draw:path>
        <draw:path draw:style-name="gr1" draw:text-style-name="P1" draw:layer="layout" svg:width="0.211cm" svg:height="0.204cm" svg:x="0.536cm" svg:y="0cm" svg:viewBox="0 0 212 205" svg:d="M209 202c5-6 2-25-5-25-3 0-15-11-46-45-8-9-21-21-29-26-7-6-29-25-48-44-66-64-82-73-81-51 0 6 7 16 16 23 9 8 31 28 48 45 18 17 34 30 36 30 5 0 90 87 88 91-4 6 16 8 21 2z">
          <text:p/>
        </draw:path>
        <draw:path draw:style-name="gr1" draw:text-style-name="P1" draw:layer="layout" svg:width="0.187cm" svg:height="0.178cm" svg:x="0.593cm" svg:y="0.005cm" svg:viewBox="0 0 188 179" svg:d="M182 178c13-4 3-37-11-37-3 0-6-2-7-4s-17-17-37-35c-20-17-45-40-55-50-29-29-59-52-64-52-3 0-7 3-8 7-2 5 5 14 19 28 27 27 83 77 83 75 0-1 9 8 20 19 12 12 23 21 25 21s6 5 9 13c6 13 16 19 26 15z">
          <text:p/>
        </draw:path>
        <draw:path draw:style-name="gr1" draw:text-style-name="P1" draw:layer="layout" svg:width="0.097cm" svg:height="0.09cm" svg:x="0.687cm" svg:y="0.05cm" svg:viewBox="0 0 98 91" svg:d="M98 78c0-12-5-19-34-41-2-1-14-11-25-20s-25-17-29-17c-11 0-14 12-5 21 4 4 7 6 7 5s7 4 15 12c63 59 71 64 71 40z">
          <text:p/>
        </draw:path>
        <draw:path draw:style-name="gr2" draw:text-style-name="P2" draw:layer="layout" svg:width="0.844cm" svg:height="0.375cm" svg:x="3.051cm" svg:y="1.472cm" svg:viewBox="0 0 845 376" svg:d="M759 320c-155 70-600-155-249-129 156-68-271 13-325-103-392-246-73 88 149 206 135 142 340 53 511 68-29-14-58-28-86-42z">
          <text:p/>
        </draw:path>
        <draw:path draw:style-name="gr2" draw:text-style-name="P2" draw:layer="layout" svg:width="0.727cm" svg:height="0.377cm" svg:x="3.501cm" svg:y="1.415cm" svg:viewBox="0 0 728 378" svg:d="M78 35c-290-52 310 368 460 342 521-14-200-206-152-377-432 122 474 303 136 326-160-25-305-205-444-291z">
          <text:p/>
        </draw:path>
        <draw:path draw:style-name="gr2" draw:text-style-name="P2" draw:layer="layout" svg:width="0.722cm" svg:height="0.386cm" svg:x="4.065cm" svg:y="1.395cm" svg:viewBox="0 0 723 387" svg:d="M431 156c-309 47-278-131-183-143-707-113 304 550 475 328-229-6-533-140-260-166l-24-14z">
          <text:p/>
        </draw:path>
        <draw:path draw:style-name="gr2" draw:text-style-name="P2" draw:layer="layout" svg:width="0.51cm" svg:height="0.347cm" svg:x="4.481cm" svg:y="1.393cm" svg:viewBox="0 0 511 348" svg:d="M64 1c-216-15 176 177 234 256 503 272-16-143-234-256z">
          <text:p/>
        </draw:path>
        <draw:path draw:style-name="gr2" draw:text-style-name="P2" draw:layer="layout" svg:width="0.722cm" svg:height="0.386cm" svg:x="4.793cm" svg:y="1.356cm" svg:viewBox="0 0 723 387" svg:d="M431 156c-308 46-278-131-183-143-706-114 304 549 475 328-229-7-532-141-259-166l-24-15z">
          <text:p/>
        </draw:path>
        <draw:path draw:style-name="gr2" draw:text-style-name="P2" draw:layer="layout" svg:width="1.109cm" svg:height="0.416cm" svg:x="5.439cm" svg:y="1.304cm" svg:viewBox="0 0 1110 417" svg:d="M560 4c182 116 557 437 131 202-363-237-239-10-189 109-93-132-769-427-384-172 145 103 677 452 534 161-328-297 794 354 353-42-141-98-252-291-445-258z">
          <text:p/>
        </draw:path>
        <draw:path draw:style-name="gr2" draw:text-style-name="P2" draw:layer="layout" svg:width="0.51cm" svg:height="0.347cm" svg:x="6.31cm" svg:y="1.296cm" svg:viewBox="0 0 511 348" svg:d="M63 1c-213-15 178 178 236 257 503 270-18-143-236-257z">
          <text:p/>
        </draw:path>
        <draw:path draw:style-name="gr2" draw:text-style-name="P2" draw:layer="layout" svg:width="0.72cm" svg:height="0.373cm" svg:x="6.653cm" svg:y="1.275cm" svg:viewBox="0 0 721 374" svg:d="M641 291c-248 139-785-329-368-265-693-165 112 529 448 303-27-13-53-26-80-38z">
          <text:p/>
        </draw:path>
        <draw:path draw:style-name="gr2" draw:text-style-name="P2" draw:layer="layout" svg:width="0.886cm" svg:height="0.355cm" svg:x="7.017cm" svg:y="1.245cm" svg:viewBox="0 0 887 356" svg:d="M402 8c-276-55 288 207-95 125-165-60-508-239-151 24 119 178 615 313 208 61-18-110 313 7 401 116 303 81-45-109-148-182-72-48-143-97-215-144z">
          <text:p/>
        </draw:path>
        <draw:path draw:style-name="gr2" draw:text-style-name="P2" draw:layer="layout" svg:width="0.752cm" svg:height="0.367cm" svg:x="7.584cm" svg:y="1.215cm" svg:viewBox="0 0 753 368" svg:d="M44 18c-219 7 436 299 565 340 392 87-123-413-294-353 268 130-86 134-192 56-26-14-52-29-79-43zM513 169c384 339-536-111-27-17z">
          <text:p/>
        </draw:path>
        <draw:path draw:style-name="gr2" draw:text-style-name="P2" draw:layer="layout" svg:width="0.7cm" svg:height="0.367cm" svg:x="8.191cm" svg:y="1.176cm" svg:viewBox="0 0 701 368" svg:d="M438 157c-306 46-282-132-182-143-389-60-284 89-25 237 183 236 803 38 235 60-340-121 67-94-20-150z">
          <text:p/>
        </draw:path>
        <draw:path draw:style-name="gr2" draw:text-style-name="P2" draw:layer="layout" svg:width="0.58cm" svg:height="0.357cm" svg:x="8.551cm" svg:y="1.167cm" svg:viewBox="0 0 581 358" svg:d="M0 6c111 147 870 549 461 235-268-128-253-195-91-213-107-55-251-9-370-22z">
          <text:p/>
        </draw:path>
        <draw:path draw:style-name="gr3" draw:text-style-name="P3" draw:layer="layout" svg:width="0.724cm" svg:height="0.368cm" svg:x="8.977cm" svg:y="1.139cm" svg:viewBox="0 0 725 369" svg:d="M489 312c-239-82 270-196-150-276-214-107-565 63-137 22 340 18-149 182 181 272 212 113 560-56 153-14z">
          <text:p/>
        </draw:path>
        <draw:path draw:style-name="gr3" draw:text-style-name="P3" draw:layer="layout" svg:width="0.72cm" svg:height="0.373cm" svg:x="9.527cm" svg:y="1.123cm" svg:viewBox="0 0 721 374" svg:d="M641 289c-248 141-785-328-368-264-694-164 112 528 448 303-27-13-53-26-80-39z">
          <text:p/>
        </draw:path>
        <draw:path draw:style-name="gr3" draw:text-style-name="P3" draw:layer="layout" svg:width="0.885cm" svg:height="0.355cm" svg:x="9.891cm" svg:y="1.093cm" svg:viewBox="0 0 886 356" svg:d="M402 8c-276-55 287 207-95 125-165-61-508-239-151 23 118 179 614 313 208 62-18-110 312 7 400 116 303 81-44-109-148-182-71-48-142-97-214-144z">
          <text:p/>
        </draw:path>
        <draw:path draw:style-name="gr3" draw:text-style-name="P3" draw:layer="layout" svg:width="0.818cm" svg:height="0.359cm" svg:x="10.551cm" svg:y="1.061cm" svg:viewBox="0 0 819 360" svg:d="M94 3c-414 49 707 595 215 235-497-345 263-84 396 106 302 35-81-124-164-197-130-89-285-164-447-144z">
          <text:p/>
        </draw:path>
        <draw:path draw:style-name="gr3" draw:text-style-name="P3" draw:layer="layout" svg:width="0.581cm" svg:height="0.358cm" svg:x="11.011cm" svg:y="1.036cm" svg:viewBox="0 0 582 359" svg:d="M0 6c111 148 872 550 461 236-269-129-253-195-90-214-107-55-252-9-371-22z">
          <text:p/>
        </draw:path>
        <draw:path draw:style-name="gr3" draw:text-style-name="P3" draw:layer="layout" svg:width="0.7cm" svg:height="0.368cm" svg:x="11.49cm" svg:y="1.001cm" svg:viewBox="0 0 701 369" svg:d="M93 1c-183 7-74 128 139 250 128 166 473 118 469 82-3-15-67-28-234-22-339-122 67-92-20-149l-8-5c-306 46-281-131-182-143-49-8-90-12-124-13-15-1-28-1-40 0z">
          <text:p/>
        </draw:path>
        <draw:path draw:style-name="gr3" draw:text-style-name="P3" draw:layer="layout" svg:width="0.387cm" svg:height="0.657cm" svg:x="2.944cm" svg:y="0.8cm" svg:viewBox="0 0 388 658" svg:d="M365 74c-252-84-331 326-53 230 241 85-279 15-161 203-36 431-182-178-145-363-41-205 261-96 382-144-8 25-16 50-23 74z">
          <text:p/>
        </draw:path>
        <draw:path draw:style-name="gr3" draw:text-style-name="P3" draw:layer="layout" svg:width="0.469cm" svg:height="0.608cm" svg:x="3.421cm" svg:y="0.825cm" svg:viewBox="0 0 470 609" svg:d="M0 52c252-177 547 141 339 357 348 362-98 155-191-72 401-109-161-467-28-33 6 99 13 199 26 297-255 73-75-379-146-549z">
          <text:p/>
        </draw:path>
        <draw:path draw:style-name="gr3" draw:text-style-name="P3" draw:layer="layout" svg:width="0.365cm" svg:height="0.653cm" svg:x="3.939cm" svg:y="0.785cm" svg:viewBox="0 0 366 654" svg:d="M340 369c-351-16-88 233 26 241-503 280-471-864-9-557-254 37-261 298-14 285l-3 28z">
          <text:p/>
        </draw:path>
        <draw:path draw:style-name="gr3" draw:text-style-name="P3" draw:layer="layout" svg:width="0.152cm" svg:height="0.591cm" svg:x="4.41cm" svg:y="0.793cm" svg:viewBox="0 0 153 592" svg:d="M132 588c-186 44-76-285-132-405 28-452 221 46 127 273l2 70z">
          <text:p/>
        </draw:path>
        <draw:path draw:style-name="gr3" draw:text-style-name="P3" draw:layer="layout" svg:width="0.365cm" svg:height="0.653cm" svg:x="4.665cm" svg:y="0.742cm" svg:viewBox="0 0 366 654" svg:d="M340 369c-351-16-88 232 26 241-503 280-471-864-9-557-254 37-261 298-14 285l-3 28z">
          <text:p/>
        </draw:path>
        <draw:path draw:style-name="gr3" draw:text-style-name="P3" draw:layer="layout" svg:width="0.74cm" svg:height="0.67cm" svg:x="5.389cm" svg:y="0.656cm" svg:viewBox="0 0 741 671" svg:d="M432 438c-126 407-327-661-300-36 71 378-212 336-110 14-96-364 240-564 312-119 2 210 247-604 330-165-30 142 217 551-47 535 14-288-92-720-185-229z">
          <text:p/>
        </draw:path>
        <draw:path draw:style-name="gr3" draw:text-style-name="P3" draw:layer="layout" svg:width="0.153cm" svg:height="0.591cm" svg:x="6.235cm" svg:y="0.699cm" svg:viewBox="0 0 154 592" svg:d="M132 588c-185 45-76-285-132-405 29-452 222 47 128 273l2 70z">
          <text:p/>
        </draw:path>
        <draw:path draw:style-name="gr3" draw:text-style-name="P3" draw:layer="layout" svg:width="0.409cm" svg:height="0.611cm" svg:x="6.467cm" svg:y="0.677cm" svg:viewBox="0 0 410 612" svg:d="M390 81c-436-120-258 600 20 453-302 333-649-517-181-532 61 18 241-48 161 79z">
          <text:p/>
        </draw:path>
        <draw:path draw:style-name="gr3" draw:text-style-name="P3" draw:layer="layout" svg:width="0.472cm" svg:height="0.632cm" svg:x="6.937cm" svg:y="0.625cm" svg:viewBox="0 0 473 633" svg:d="M463 589c-196 114-4-356-274-176-32 106-132 415-155 39-102-192 53-661 101-249 8 269 333 76 217-142 149-200 123 148 112 271-1 85-2 171-1 257z">
          <text:p/>
        </draw:path>
        <draw:path draw:style-name="gr3" draw:text-style-name="P3" draw:layer="layout" svg:width="0.466cm" svg:height="0.618cm" svg:x="7.529cm" svg:y="0.598cm" svg:viewBox="0 0 467 619" svg:d="M91 619c-180 12-85-704 226-611 46 120 288 698 39 566 74-200-289-175-255-18-3 21-7 42-10 63zM319 326c3-450-314-30-130 49 35-20 143 14 130-49z">
          <text:p/>
        </draw:path>
        <draw:path draw:style-name="gr3" draw:text-style-name="P3" draw:layer="layout" svg:width="0.365cm" svg:height="0.653cm" svg:x="8.073cm" svg:y="0.562cm" svg:viewBox="0 0 366 654" svg:d="M340 369c-351-16-89 233 26 241-503 281-471-864-9-557-255 37-261 298-15 285l-2 28z">
          <text:p/>
        </draw:path>
        <draw:path draw:style-name="gr3" draw:text-style-name="P3" draw:layer="layout" svg:width="0.334cm" svg:height="0.607cm" svg:x="8.537cm" svg:y="0.579cm" svg:viewBox="0 0 335 608" svg:d="M22 608c-28-169-58-829 111-532-45 251-26 465 202 452-12 92-235 46-313 80z">
          <text:p/>
        </draw:path>
        <draw:path draw:style-name="gr2" draw:text-style-name="P2" draw:layer="layout" svg:width="0.413cm" svg:height="0.609cm" svg:x="8.891cm" svg:y="0.543cm" svg:viewBox="0 0 414 610" svg:d="M136 97c-30 189 532 298 137 503-320 52-275-116 5-106-19-143-516-362-134-488 289-38 269 105-8 91z">
          <text:p/>
        </draw:path>
        <draw:path draw:style-name="gr2" draw:text-style-name="P2" draw:layer="layout" svg:width="0.409cm" svg:height="0.611cm" svg:x="9.338cm" svg:y="0.525cm" svg:viewBox="0 0 410 612" svg:d="M390 81c-436-120-259 600 20 453-302 333-650-517-181-532 61 18 241-48 161 79z">
          <text:p/>
        </draw:path>
        <draw:path draw:style-name="gr2" draw:text-style-name="P2" draw:layer="layout" svg:width="0.472cm" svg:height="0.632cm" svg:x="9.808cm" svg:y="0.474cm" svg:viewBox="0 0 473 633" svg:d="M463 589c-197 114-5-356-275-175-32 105-131 414-154 38-102-192 53-661 101-249 7 269 332 76 217-142 148-200 123 148 112 271-1 86-2 171-1 257z">
          <text:p/>
        </draw:path>
        <draw:path draw:style-name="gr2" draw:text-style-name="P2" draw:layer="layout" svg:width="0.492cm" svg:height="0.6cm" svg:x="10.394cm" svg:y="0.477cm" svg:viewBox="0 0 493 601" svg:d="M253 591c-317 111-308-822-128-511-90 232 163 682 229 231-107-334 216-453 122-82-2 149-8 388-223 362z">
          <text:p/>
        </draw:path>
        <draw:path draw:style-name="gr2" draw:text-style-name="P2" draw:layer="layout" svg:width="0.333cm" svg:height="0.607cm" svg:x="10.995cm" svg:y="0.45cm" svg:viewBox="0 0 334 608" svg:d="M22 608c-28-170-59-830 110-532-45 250-25 464 202 451-12 92-235 46-312 81z">
          <text:p/>
        </draw:path>
        <draw:path draw:style-name="gr2" draw:text-style-name="P2" draw:layer="layout" svg:width="0.365cm" svg:height="0.653cm" svg:x="11.371cm" svg:y="0.39cm" svg:viewBox="0 0 366 654" svg:d="M340 369c-351-16-88 232 26 241-503 280-471-864-9-557-254 37-261 298-14 285l-3 28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327cm" fo:margin-bottom="0.327cm" fo:margin-left="0.327cm" fo:margin-right="0.327cm" fo:page-width="12.193cm" fo:page-height="3.8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2-26T19:07:11.160265440</dc:date>
    <meta:editing-duration>PT6M41S</meta:editing-duration>
    <meta:editing-cycles>1</meta:editing-cycles>
    <meta:document-statistic meta:object-count="116"/>
    <meta:generator>LibreOffice/6.1.5.2$Linux_X86_64 LibreOffice_project/10$Build-2</meta:generator>
  </office:meta>
</office:document-meta>
</file>